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1.7693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1.74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2.2063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3.1681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3.13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>
            <text:p>rectangleSize</text:p>
          </table:table-cell>
          <table:table-cell office:value-type="string">
            <text:p>K-means Strawman (RGB)</text:p>
          </table:table-cell>
          <table:table-cell office:value-type="string">
            <text:p>percentage</text:p>
          </table:table-cell>
          <table:table-cell office:value-type="string">
            <text:p>K-means Strawman (HSV)</text:p>
          </table:table-cell>
          <table:table-cell office:value-type="string">
            <text:p>percentage</text:p>
          </table:table-cell>
          <table:table-cell office:value-type="string">
            <text:p>K-means Nearest Neighbor (RGB)</text:p>
          </table:table-cell>
          <table:table-cell office:value-type="string">
            <text:p>percentage</text:p>
          </table:table-cell>
          <table:table-cell office:value-type="string">
            <text:p>Support Vector Machine Nearest Neighbor (RGB)</text:p>
          </table:table-cell>
          <table:table-cell office:value-type="string">
            <text:p>percentage</text:p>
          </table:table-cell>
          <table:table-cell office:value-type="string">
            <text:p>Custom Neural Network Nearest Neighbor (HSV)</text:p>
          </table:table-cell>
          <table:table-cell office:value-type="string">
            <text:p>percentage</text:p>
          </table:table-cell>
        </table:table-row>
        <table:table-row table:style-name="ro1">
          <table:table-cell office:value-type="float" office:value="43400">
            <text:p>43400</text:p>
          </table:table-cell>
          <table:table-cell office:value-type="float" office:value="36778">
            <text:p>36778</text:p>
          </table:table-cell>
          <table:table-cell office:value-type="float" office:value="84.74">
            <text:p>84.74</text:p>
          </table:table-cell>
          <table:table-cell office:value-type="float" office:value="36593">
            <text:p>36593</text:p>
          </table:table-cell>
          <table:table-cell office:value-type="float" office:value="84.32">
            <text:p>84.32</text:p>
          </table:table-cell>
          <table:table-cell office:value-type="float" office:value="34763">
            <text:p>34763</text:p>
          </table:table-cell>
          <table:table-cell office:value-type="float" office:value="80.1">
            <text:p>80.1</text:p>
          </table:table-cell>
          <table:table-cell office:value-type="float" office:value="37208">
            <text:p>37208</text:p>
          </table:table-cell>
          <table:table-cell office:value-type="float" office:value="85.73">
            <text:p>85.73</text:p>
          </table:table-cell>
          <table:table-cell office:value-type="float" office:value="36790">
            <text:p>36790</text:p>
          </table:table-cell>
          <table:table-cell office:value-type="float" office:value="84.77">
            <text:p>84.77</text:p>
          </table:table-cell>
        </table:table-row>
        <table:table-row table:style-name="ro1">
          <table:table-cell office:value-type="float" office:value="69498">
            <text:p>69498</text:p>
          </table:table-cell>
          <table:table-cell office:value-type="float" office:value="59464">
            <text:p>59464</text:p>
          </table:table-cell>
          <table:table-cell office:value-type="float" office:value="85.56">
            <text:p>85.56</text:p>
          </table:table-cell>
          <table:table-cell office:value-type="float" office:value="61622">
            <text:p>61622</text:p>
          </table:table-cell>
          <table:table-cell office:value-type="float" office:value="88.67">
            <text:p>88.67</text:p>
          </table:table-cell>
          <table:table-cell office:value-type="float" office:value="56677">
            <text:p>56677</text:p>
          </table:table-cell>
          <table:table-cell office:value-type="float" office:value="81.55">
            <text:p>81.55</text:p>
          </table:table-cell>
          <table:table-cell office:value-type="float" office:value="63350">
            <text:p>63350</text:p>
          </table:table-cell>
          <table:table-cell office:value-type="float" office:value="91.15">
            <text:p>91.15</text:p>
          </table:table-cell>
          <table:table-cell office:value-type="float" office:value="63942">
            <text:p>63942</text:p>
          </table:table-cell>
          <table:table-cell office:value-type="float" office:value="92.01">
            <text:p>92.01</text:p>
          </table:table-cell>
        </table:table-row>
        <table:table-row table:style-name="ro1">
          <table:table-cell office:value-type="float" office:value="52640">
            <text:p>52640</text:p>
          </table:table-cell>
          <table:table-cell office:value-type="float" office:value="46466">
            <text:p>46466</text:p>
          </table:table-cell>
          <table:table-cell office:value-type="float" office:value="88.27">
            <text:p>88.27</text:p>
          </table:table-cell>
          <table:table-cell office:value-type="float" office:value="47334">
            <text:p>47334</text:p>
          </table:table-cell>
          <table:table-cell office:value-type="float" office:value="89.92">
            <text:p>89.92</text:p>
          </table:table-cell>
          <table:table-cell office:value-type="float" office:value="43097">
            <text:p>43097</text:p>
          </table:table-cell>
          <table:table-cell office:value-type="float" office:value="81.87">
            <text:p>81.87</text:p>
          </table:table-cell>
          <table:table-cell office:value-type="float" office:value="49681">
            <text:p>49681</text:p>
          </table:table-cell>
          <table:table-cell office:value-type="float" office:value="94.38">
            <text:p>94.38</text:p>
          </table:table-cell>
          <table:table-cell office:value-type="float" office:value="49995">
            <text:p>49995</text:p>
          </table:table-cell>
          <table:table-cell office:value-type="float" office:value="94.98">
            <text:p>94.98</text:p>
          </table:table-cell>
        </table:table-row>
        <table:table-row table:style-name="ro1">
          <table:table-cell office:value-type="float" office:value="70228">
            <text:p>70228</text:p>
          </table:table-cell>
          <table:table-cell office:value-type="float" office:value="62772">
            <text:p>62772</text:p>
          </table:table-cell>
          <table:table-cell office:value-type="float" office:value="89.38">
            <text:p>89.38</text:p>
          </table:table-cell>
          <table:table-cell office:value-type="float" office:value="64475">
            <text:p>64475</text:p>
          </table:table-cell>
          <table:table-cell office:value-type="float" office:value="91.81">
            <text:p>91.81</text:p>
          </table:table-cell>
          <table:table-cell office:value-type="float" office:value="59999">
            <text:p>59999</text:p>
          </table:table-cell>
          <table:table-cell office:value-type="float" office:value="85.43">
            <text:p>85.43</text:p>
          </table:table-cell>
          <table:table-cell office:value-type="float" office:value="66925">
            <text:p>66925</text:p>
          </table:table-cell>
          <table:table-cell office:value-type="float" office:value="95.3">
            <text:p>95.3</text:p>
          </table:table-cell>
          <table:table-cell office:value-type="float" office:value="66857">
            <text:p>66857</text:p>
          </table:table-cell>
          <table:table-cell office:value-type="float" office:value="95.2">
            <text:p>95.2</text:p>
          </table:table-cell>
        </table:table-row>
        <table:table-row table:style-name="ro1">
          <table:table-cell office:value-type="float" office:value="79680">
            <text:p>79680</text:p>
          </table:table-cell>
          <table:table-cell office:value-type="float" office:value="68102">
            <text:p>68102</text:p>
          </table:table-cell>
          <table:table-cell office:value-type="float" office:value="85.47">
            <text:p>85.47</text:p>
          </table:table-cell>
          <table:table-cell office:value-type="float" office:value="69746">
            <text:p>69746</text:p>
          </table:table-cell>
          <table:table-cell office:value-type="float" office:value="87.53">
            <text:p>87.53</text:p>
          </table:table-cell>
          <table:table-cell office:value-type="float" office:value="63742">
            <text:p>63742</text:p>
          </table:table-cell>
          <table:table-cell office:value-type="float" office:value="80">
            <text:p>80</text:p>
          </table:table-cell>
          <table:table-cell office:value-type="float" office:value="71647">
            <text:p>71647</text:p>
          </table:table-cell>
          <table:table-cell office:value-type="float" office:value="89.92">
            <text:p>89.92</text:p>
          </table:table-cell>
          <table:table-cell office:value-type="float" office:value="70923">
            <text:p>70923</text:p>
          </table:table-cell>
          <table:table-cell office:value-type="float" office:value="89.01">
            <text:p>89.01</text:p>
          </table:table-cell>
        </table:table-row>
        <table:table-row table:style-name="ro1">
          <table:table-cell office:value-type="float" office:value="95073">
            <text:p>95073</text:p>
          </table:table-cell>
          <table:table-cell office:value-type="float" office:value="81764">
            <text:p>81764</text:p>
          </table:table-cell>
          <table:table-cell office:value-type="float" office:value="86">
            <text:p>86</text:p>
          </table:table-cell>
          <table:table-cell office:value-type="float" office:value="82799">
            <text:p>82799</text:p>
          </table:table-cell>
          <table:table-cell office:value-type="float" office:value="87.09">
            <text:p>87.09</text:p>
          </table:table-cell>
          <table:table-cell office:value-type="float" office:value="77366">
            <text:p>77366</text:p>
          </table:table-cell>
          <table:table-cell office:value-type="float" office:value="81.38">
            <text:p>81.38</text:p>
          </table:table-cell>
          <table:table-cell office:value-type="float" office:value="85940">
            <text:p>85940</text:p>
          </table:table-cell>
          <table:table-cell office:value-type="float" office:value="90.39">
            <text:p>90.39</text:p>
          </table:table-cell>
          <table:table-cell office:value-type="float" office:value="85739">
            <text:p>85739</text:p>
          </table:table-cell>
          <table:table-cell office:value-type="float" office:value="90.18">
            <text:p>90.18</text:p>
          </table:table-cell>
        </table:table-row>
        <table:table-row table:style-name="ro1">
          <table:table-cell office:value-type="float" office:value="138782">
            <text:p>138782</text:p>
          </table:table-cell>
          <table:table-cell office:value-type="float" office:value="121776">
            <text:p>121776</text:p>
          </table:table-cell>
          <table:table-cell office:value-type="float" office:value="87.75">
            <text:p>87.75</text:p>
          </table:table-cell>
          <table:table-cell office:value-type="float" office:value="123715">
            <text:p>123715</text:p>
          </table:table-cell>
          <table:table-cell office:value-type="float" office:value="89.14">
            <text:p>89.14</text:p>
          </table:table-cell>
          <table:table-cell office:value-type="float" office:value="119637">
            <text:p>119637</text:p>
          </table:table-cell>
          <table:table-cell office:value-type="float" office:value="86.2">
            <text:p>86.2</text:p>
          </table:table-cell>
          <table:table-cell office:value-type="float" office:value="128936">
            <text:p>128936</text:p>
          </table:table-cell>
          <table:table-cell office:value-type="float" office:value="92.91">
            <text:p>92.91</text:p>
          </table:table-cell>
          <table:table-cell office:value-type="float" office:value="132571">
            <text:p>132571</text:p>
          </table:table-cell>
          <table:table-cell office:value-type="float" office:value="95.52">
            <text:p>95.52</text:p>
          </table:table-cell>
        </table:table-row>
        <table:table-row table:style-name="ro1">
          <table:table-cell office:value-type="float" office:value="119070">
            <text:p>119070</text:p>
          </table:table-cell>
          <table:table-cell office:value-type="float" office:value="101323">
            <text:p>101323</text:p>
          </table:table-cell>
          <table:table-cell office:value-type="float" office:value="85.1">
            <text:p>85.1</text:p>
          </table:table-cell>
          <table:table-cell office:value-type="float" office:value="103151">
            <text:p>103151</text:p>
          </table:table-cell>
          <table:table-cell office:value-type="float" office:value="86.63">
            <text:p>86.63</text:p>
          </table:table-cell>
          <table:table-cell office:value-type="float" office:value="96021">
            <text:p>96021</text:p>
          </table:table-cell>
          <table:table-cell office:value-type="float" office:value="80.64">
            <text:p>80.64</text:p>
          </table:table-cell>
          <table:table-cell office:value-type="float" office:value="107614">
            <text:p>107614</text:p>
          </table:table-cell>
          <table:table-cell office:value-type="float" office:value="90.38">
            <text:p>90.38</text:p>
          </table:table-cell>
          <table:table-cell office:value-type="float" office:value="110145">
            <text:p>110145</text:p>
          </table:table-cell>
          <table:table-cell office:value-type="float" office:value="92.5">
            <text:p>92.5</text:p>
          </table:table-cell>
        </table:table-row>
        <table:table-row table:style-name="ro1">
          <table:table-cell office:value-type="float" office:value="156933">
            <text:p>156933</text:p>
          </table:table-cell>
          <table:table-cell office:value-type="float" office:value="127839">
            <text:p>127839</text:p>
          </table:table-cell>
          <table:table-cell office:value-type="float" office:value="81.46">
            <text:p>81.46</text:p>
          </table:table-cell>
          <table:table-cell office:value-type="float" office:value="134006">
            <text:p>134006</text:p>
          </table:table-cell>
          <table:table-cell office:value-type="float" office:value="85.39">
            <text:p>85.39</text:p>
          </table:table-cell>
          <table:table-cell office:value-type="float" office:value="123000">
            <text:p>123000</text:p>
          </table:table-cell>
          <table:table-cell office:value-type="float" office:value="78.38">
            <text:p>78.38</text:p>
          </table:table-cell>
          <table:table-cell office:value-type="float" office:value="132726">
            <text:p>132726</text:p>
          </table:table-cell>
          <table:table-cell office:value-type="float" office:value="84.57">
            <text:p>84.57</text:p>
          </table:table-cell>
          <table:table-cell office:value-type="float" office:value="140819">
            <text:p>140819</text:p>
          </table:table-cell>
          <table:table-cell office:value-type="float" office:value="89.73">
            <text:p>89.73</text:p>
          </table:table-cell>
        </table:table-row>
        <table:table-row table:style-name="ro1">
          <table:table-cell office:value-type="float" office:value="104200">
            <text:p>104200</text:p>
          </table:table-cell>
          <table:table-cell office:value-type="float" office:value="78469">
            <text:p>78469</text:p>
          </table:table-cell>
          <table:table-cell office:value-type="float" office:value="75.31">
            <text:p>75.31</text:p>
          </table:table-cell>
          <table:table-cell office:value-type="float" office:value="79927">
            <text:p>79927</text:p>
          </table:table-cell>
          <table:table-cell office:value-type="float" office:value="76.71">
            <text:p>76.71</text:p>
          </table:table-cell>
          <table:table-cell office:value-type="float" office:value="76549">
            <text:p>76549</text:p>
          </table:table-cell>
          <table:table-cell office:value-type="float" office:value="73.46">
            <text:p>73.46</text:p>
          </table:table-cell>
          <table:table-cell office:value-type="float" office:value="79252">
            <text:p>79252</text:p>
          </table:table-cell>
          <table:table-cell office:value-type="float" office:value="76.06">
            <text:p>76.06</text:p>
          </table:table-cell>
          <table:table-cell office:value-type="float" office:value="88073">
            <text:p>88073</text:p>
          </table:table-cell>
          <table:table-cell office:value-type="float" office:value="84.52">
            <text:p>84.52</text:p>
          </table:table-cell>
        </table:table-row>
        <table:table-row table:style-name="ro1">
          <table:table-cell office:value-type="float" office:value="81081">
            <text:p>81081</text:p>
          </table:table-cell>
          <table:table-cell office:value-type="float" office:value="71956">
            <text:p>71956</text:p>
          </table:table-cell>
          <table:table-cell office:value-type="float" office:value="88.75">
            <text:p>88.75</text:p>
          </table:table-cell>
          <table:table-cell office:value-type="float" office:value="71341">
            <text:p>71341</text:p>
          </table:table-cell>
          <table:table-cell office:value-type="float" office:value="87.99">
            <text:p>87.99</text:p>
          </table:table-cell>
          <table:table-cell office:value-type="float" office:value="68770">
            <text:p>68770</text:p>
          </table:table-cell>
          <table:table-cell office:value-type="float" office:value="84.82">
            <text:p>84.82</text:p>
          </table:table-cell>
          <table:table-cell office:value-type="float" office:value="73182">
            <text:p>73182</text:p>
          </table:table-cell>
          <table:table-cell office:value-type="float" office:value="90.26">
            <text:p>90.26</text:p>
          </table:table-cell>
          <table:table-cell office:value-type="float" office:value="74119">
            <text:p>74119</text:p>
          </table:table-cell>
          <table:table-cell office:value-type="float" office:value="91.41">
            <text:p>91.41</text:p>
          </table:table-cell>
        </table:table-row>
        <table:table-row table:style-name="ro1">
          <table:table-cell office:value-type="float" office:value="54051">
            <text:p>54051</text:p>
          </table:table-cell>
          <table:table-cell office:value-type="float" office:value="48405">
            <text:p>48405</text:p>
          </table:table-cell>
          <table:table-cell office:value-type="float" office:value="89.55">
            <text:p>89.55</text:p>
          </table:table-cell>
          <table:table-cell office:value-type="float" office:value="47474">
            <text:p>47474</text:p>
          </table:table-cell>
          <table:table-cell office:value-type="float" office:value="87.83">
            <text:p>87.83</text:p>
          </table:table-cell>
          <table:table-cell office:value-type="float" office:value="42451">
            <text:p>42451</text:p>
          </table:table-cell>
          <table:table-cell office:value-type="float" office:value="78.54">
            <text:p>78.54</text:p>
          </table:table-cell>
          <table:table-cell office:value-type="float" office:value="47995">
            <text:p>47995</text:p>
          </table:table-cell>
          <table:table-cell office:value-type="float" office:value="88.8">
            <text:p>88.8</text:p>
          </table:table-cell>
          <table:table-cell office:value-type="float" office:value="48403">
            <text:p>48403</text:p>
          </table:table-cell>
          <table:table-cell office:value-type="float" office:value="89.55">
            <text:p>89.55</text:p>
          </table:table-cell>
        </table:table-row>
        <table:table-row table:style-name="ro1">
          <table:table-cell office:value-type="float" office:value="79990">
            <text:p>79990</text:p>
          </table:table-cell>
          <table:table-cell office:value-type="float" office:value="72017">
            <text:p>72017</text:p>
          </table:table-cell>
          <table:table-cell office:value-type="float" office:value="90.03">
            <text:p>90.03</text:p>
          </table:table-cell>
          <table:table-cell office:value-type="float" office:value="71173">
            <text:p>71173</text:p>
          </table:table-cell>
          <table:table-cell office:value-type="float" office:value="88.98">
            <text:p>88.98</text:p>
          </table:table-cell>
          <table:table-cell office:value-type="float" office:value="66711">
            <text:p>66711</text:p>
          </table:table-cell>
          <table:table-cell office:value-type="float" office:value="83.4">
            <text:p>83.4</text:p>
          </table:table-cell>
          <table:table-cell office:value-type="float" office:value="71772">
            <text:p>71772</text:p>
          </table:table-cell>
          <table:table-cell office:value-type="float" office:value="89.73">
            <text:p>89.73</text:p>
          </table:table-cell>
          <table:table-cell office:value-type="float" office:value="72052">
            <text:p>72052</text:p>
          </table:table-cell>
          <table:table-cell office:value-type="float" office:value="90.08">
            <text:p>90.08</text:p>
          </table:table-cell>
        </table:table-row>
        <table:table-row table:style-name="ro1">
          <table:table-cell office:value-type="float" office:value="71371">
            <text:p>71371</text:p>
          </table:table-cell>
          <table:table-cell office:value-type="float" office:value="62730">
            <text:p>62730</text:p>
          </table:table-cell>
          <table:table-cell office:value-type="float" office:value="87.89">
            <text:p>87.89</text:p>
          </table:table-cell>
          <table:table-cell office:value-type="float" office:value="62627">
            <text:p>62627</text:p>
          </table:table-cell>
          <table:table-cell office:value-type="float" office:value="87.75">
            <text:p>87.75</text:p>
          </table:table-cell>
          <table:table-cell office:value-type="float" office:value="57603">
            <text:p>57603</text:p>
          </table:table-cell>
          <table:table-cell office:value-type="float" office:value="80.71">
            <text:p>80.71</text:p>
          </table:table-cell>
          <table:table-cell office:value-type="float" office:value="64547">
            <text:p>64547</text:p>
          </table:table-cell>
          <table:table-cell office:value-type="float" office:value="90.44">
            <text:p>90.44</text:p>
          </table:table-cell>
          <table:table-cell office:value-type="float" office:value="65732">
            <text:p>65732</text:p>
          </table:table-cell>
          <table:table-cell office:value-type="float" office:value="92.1">
            <text:p>92.1</text:p>
          </table:table-cell>
        </table:table-row>
        <table:table-row table:style-name="ro1">
          <table:table-cell office:value-type="float" office:value="139776">
            <text:p>139776</text:p>
          </table:table-cell>
          <table:table-cell office:value-type="float" office:value="111230">
            <text:p>111230</text:p>
          </table:table-cell>
          <table:table-cell office:value-type="float" office:value="79.58">
            <text:p>79.58</text:p>
          </table:table-cell>
          <table:table-cell office:value-type="float" office:value="117360">
            <text:p>117360</text:p>
          </table:table-cell>
          <table:table-cell office:value-type="float" office:value="83.96">
            <text:p>83.96</text:p>
          </table:table-cell>
          <table:table-cell office:value-type="float" office:value="104298">
            <text:p>104298</text:p>
          </table:table-cell>
          <table:table-cell office:value-type="float" office:value="74.62">
            <text:p>74.62</text:p>
          </table:table-cell>
          <table:table-cell office:value-type="float" office:value="116011">
            <text:p>116011</text:p>
          </table:table-cell>
          <table:table-cell office:value-type="float" office:value="83">
            <text:p>83</text:p>
          </table:table-cell>
          <table:table-cell office:value-type="float" office:value="123829">
            <text:p>123829</text:p>
          </table:table-cell>
          <table:table-cell office:value-type="float" office:value="88.59">
            <text:p>88.59</text:p>
          </table:table-cell>
        </table:table-row>
        <table:table-row table:style-name="ro1">
          <table:table-cell office:value-type="float" office:value="61050">
            <text:p>61050</text:p>
          </table:table-cell>
          <table:table-cell office:value-type="float" office:value="55099">
            <text:p>55099</text:p>
          </table:table-cell>
          <table:table-cell office:value-type="float" office:value="90.25">
            <text:p>90.25</text:p>
          </table:table-cell>
          <table:table-cell office:value-type="float" office:value="56096">
            <text:p>56096</text:p>
          </table:table-cell>
          <table:table-cell office:value-type="float" office:value="91.89">
            <text:p>91.89</text:p>
          </table:table-cell>
          <table:table-cell office:value-type="float" office:value="51950">
            <text:p>51950</text:p>
          </table:table-cell>
          <table:table-cell office:value-type="float" office:value="85.09">
            <text:p>85.09</text:p>
          </table:table-cell>
          <table:table-cell office:value-type="float" office:value="56867">
            <text:p>56867</text:p>
          </table:table-cell>
          <table:table-cell office:value-type="float" office:value="93.15">
            <text:p>93.15</text:p>
          </table:table-cell>
          <table:table-cell office:value-type="float" office:value="58330">
            <text:p>58330</text:p>
          </table:table-cell>
          <table:table-cell office:value-type="float" office:value="95.54">
            <text:p>95.54</text:p>
          </table:table-cell>
        </table:table-row>
        <table:table-row table:style-name="ro1">
          <table:table-cell office:value-type="float" office:value="70788">
            <text:p>70788</text:p>
          </table:table-cell>
          <table:table-cell office:value-type="float" office:value="53693">
            <text:p>53693</text:p>
          </table:table-cell>
          <table:table-cell office:value-type="float" office:value="75.85">
            <text:p>75.85</text:p>
          </table:table-cell>
          <table:table-cell office:value-type="float" office:value="59383">
            <text:p>59383</text:p>
          </table:table-cell>
          <table:table-cell office:value-type="float" office:value="83.89">
            <text:p>83.89</text:p>
          </table:table-cell>
          <table:table-cell office:value-type="float" office:value="50753">
            <text:p>50753</text:p>
          </table:table-cell>
          <table:table-cell office:value-type="float" office:value="71.7">
            <text:p>71.7</text:p>
          </table:table-cell>
          <table:table-cell office:value-type="float" office:value="54891">
            <text:p>54891</text:p>
          </table:table-cell>
          <table:table-cell office:value-type="float" office:value="77.54">
            <text:p>77.54</text:p>
          </table:table-cell>
          <table:table-cell office:value-type="float" office:value="63210">
            <text:p>63210</text:p>
          </table:table-cell>
          <table:table-cell office:value-type="float" office:value="89.29">
            <text:p>89.29</text:p>
          </table:table-cell>
        </table:table-row>
        <table:table-row table:style-name="ro1">
          <table:table-cell office:value-type="float" office:value="63240">
            <text:p>63240</text:p>
          </table:table-cell>
          <table:table-cell office:value-type="float" office:value="50955">
            <text:p>50955</text:p>
          </table:table-cell>
          <table:table-cell office:value-type="float" office:value="80.57">
            <text:p>80.57</text:p>
          </table:table-cell>
          <table:table-cell office:value-type="float" office:value="53869">
            <text:p>53869</text:p>
          </table:table-cell>
          <table:table-cell office:value-type="float" office:value="85.18">
            <text:p>85.18</text:p>
          </table:table-cell>
          <table:table-cell office:value-type="float" office:value="49704">
            <text:p>49704</text:p>
          </table:table-cell>
          <table:table-cell office:value-type="float" office:value="78.6">
            <text:p>78.6</text:p>
          </table:table-cell>
          <table:table-cell office:value-type="float" office:value="51110">
            <text:p>51110</text:p>
          </table:table-cell>
          <table:table-cell office:value-type="float" office:value="80.82">
            <text:p>80.82</text:p>
          </table:table-cell>
          <table:table-cell office:value-type="float" office:value="56501">
            <text:p>56501</text:p>
          </table:table-cell>
          <table:table-cell office:value-type="float" office:value="89.34">
            <text:p>89.34</text:p>
          </table:table-cell>
        </table:table-row>
        <table:table-row table:style-name="ro1">
          <table:table-cell office:value-type="float" office:value="40145">
            <text:p>40145</text:p>
          </table:table-cell>
          <table:table-cell office:value-type="float" office:value="28267">
            <text:p>28267</text:p>
          </table:table-cell>
          <table:table-cell office:value-type="float" office:value="70.41">
            <text:p>70.41</text:p>
          </table:table-cell>
          <table:table-cell office:value-type="float" office:value="33336">
            <text:p>33336</text:p>
          </table:table-cell>
          <table:table-cell office:value-type="float" office:value="83.04">
            <text:p>83.04</text:p>
          </table:table-cell>
          <table:table-cell office:value-type="float" office:value="26646">
            <text:p>26646</text:p>
          </table:table-cell>
          <table:table-cell office:value-type="float" office:value="66.37">
            <text:p>66.37</text:p>
          </table:table-cell>
          <table:table-cell office:value-type="float" office:value="32089">
            <text:p>32089</text:p>
          </table:table-cell>
          <table:table-cell office:value-type="float" office:value="79.93">
            <text:p>79.93</text:p>
          </table:table-cell>
          <table:table-cell office:value-type="float" office:value="32110">
            <text:p>32110</text:p>
          </table:table-cell>
          <table:table-cell office:value-type="float" office:value="79.99">
            <text:p>79.99</text:p>
          </table:table-cell>
        </table:table-row>
        <table:table-row table:style-name="ro1">
          <table:table-cell office:value-type="float" office:value="79315">
            <text:p>79315</text:p>
          </table:table-cell>
          <table:table-cell office:value-type="float" office:value="65473">
            <text:p>65473</text:p>
          </table:table-cell>
          <table:table-cell office:value-type="float" office:value="82.55">
            <text:p>82.55</text:p>
          </table:table-cell>
          <table:table-cell office:value-type="float" office:value="68965">
            <text:p>68965</text:p>
          </table:table-cell>
          <table:table-cell office:value-type="float" office:value="86.95">
            <text:p>86.95</text:p>
          </table:table-cell>
          <table:table-cell office:value-type="float" office:value="56339">
            <text:p>56339</text:p>
          </table:table-cell>
          <table:table-cell office:value-type="float" office:value="71.03">
            <text:p>71.03</text:p>
          </table:table-cell>
          <table:table-cell office:value-type="float" office:value="68246">
            <text:p>68246</text:p>
          </table:table-cell>
          <table:table-cell office:value-type="float" office:value="86.04">
            <text:p>86.04</text:p>
          </table:table-cell>
          <table:table-cell office:value-type="float" office:value="72004">
            <text:p>72004</text:p>
          </table:table-cell>
          <table:table-cell office:value-type="float" office:value="90.78">
            <text:p>90.78</text:p>
          </table:table-cell>
        </table:table-row>
        <table:table-row table:style-name="ro1">
          <table:table-cell office:value-type="float" office:value="22920">
            <text:p>22920</text:p>
          </table:table-cell>
          <table:table-cell office:value-type="float" office:value="20449">
            <text:p>20449</text:p>
          </table:table-cell>
          <table:table-cell office:value-type="float" office:value="89.22">
            <text:p>89.22</text:p>
          </table:table-cell>
          <table:table-cell office:value-type="float" office:value="20172">
            <text:p>20172</text:p>
          </table:table-cell>
          <table:table-cell office:value-type="float" office:value="88.01">
            <text:p>88.01</text:p>
          </table:table-cell>
          <table:table-cell office:value-type="float" office:value="18564">
            <text:p>18564</text:p>
          </table:table-cell>
          <table:table-cell office:value-type="float" office:value="80.99">
            <text:p>80.99</text:p>
          </table:table-cell>
          <table:table-cell office:value-type="float" office:value="21980">
            <text:p>21980</text:p>
          </table:table-cell>
          <table:table-cell office:value-type="float" office:value="95.9">
            <text:p>95.9</text:p>
          </table:table-cell>
          <table:table-cell office:value-type="float" office:value="21328">
            <text:p>21328</text:p>
          </table:table-cell>
          <table:table-cell office:value-type="float" office:value="93.05">
            <text:p>93.05</text:p>
          </table:table-cell>
        </table:table-row>
        <table:table-row table:style-name="ro1">
          <table:table-cell table:number-columns-repeated="2"/>
          <table:table-cell table:formula="of:=(SUM([.C2:.C22])/21)" office:value-type="float" office:value="84.4614285714286">
            <text:p>84.46</text:p>
          </table:table-cell>
          <table:table-cell/>
          <table:table-cell table:formula="of:=(SUM([.E2:.E22])/21)" office:value-type="float" office:value="86.7942857142857">
            <text:p>86.79</text:p>
          </table:table-cell>
          <table:table-cell/>
          <table:table-cell table:formula="of:=(SUM([.G2:.G22])/21)" office:value-type="float" office:value="79.28">
            <text:p>79.28</text:p>
          </table:table-cell>
          <table:table-cell/>
          <table:table-cell table:formula="of:=(SUM([.I2:.I22])/21)" office:value-type="float" office:value="87.9238095238095">
            <text:p>87.92</text:p>
          </table:table-cell>
          <table:table-cell/>
          <table:table-cell table:formula="of:=(SUM([.K2:.K22])/21)" office:value-type="float" office:value="90.387619047619">
            <text:p>90.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>
            <draw:frame table:end-cell-address="Sheet1.F45" table:end-x="1.2083in" table:end-y="0.0236in" draw:z-index="0" draw:style-name="gr1" draw:text-style-name="P1" svg:width="6.2988in" svg:height="3.5429in" svg:x="0.8287in" svg:y="0.0366in">
              <draw:object draw:notify-on-update-of-ranges="Sheet1.B1:Sheet1.B1 Sheet1.C23:Sheet1.C23 Sheet1.D1:Sheet1.D1 Sheet1.E23:Sheet1.E23 Sheet1.F1:Sheet1.F1 Sheet1.G23:Sheet1.G23 Sheet1.H1:Sheet1.H1 Sheet1.I23:Sheet1.I23 Sheet1.J1:Sheet1.J1 Sheet1.K23:Sheet1.K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4/26/2019</text:date>, <text:time>22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54S</meta:editing-duration>
    <meta:editing-cycles>3</meta:editing-cycles>
    <meta:generator>OpenOffice/4.1.2$Win32 OpenOffice.org_project/412m3$Build-9782</meta:generator>
    <dc:date>2019-04-26T22:33:10.76</dc:date>
    <meta:document-statistic meta:table-count="3" meta:cell-count="24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99cm" svg:y="0.316cm" chart:style-name="ch2">
          <text:p>Average Accuracy per Picture within Rough Mask Rectangles</text:p>
        </chart:title>
        <chart:legend chart:legend-position="end" svg:x="11.117cm" svg:y="2.505cm" style:legend-expansion="high" chart:style-name="ch3"/>
        <chart:plot-area chart:style-name="ch4" table:cell-range-address="Sheet1.B1:Sheet1.B1 Sheet1.C23:Sheet1.C23 Sheet1.D1:Sheet1.D1 Sheet1.E23:Sheet1.E23 Sheet1.F1:Sheet1.F1 Sheet1.G23:Sheet1.G23 Sheet1.H1:Sheet1.H1 Sheet1.I23:Sheet1.I23 Sheet1.J1:Sheet1.J1 Sheet1.K23:Sheet1.K23" chart:data-source-has-labels="row" svg:x="0.77cm" svg:y="1.635cm" svg:width="9.707cm" svg:height="6.765cm">
          <chartooo:coordinate-region svg:x="1.391cm" svg:y="1.848cm" svg:width="9.086cm" svg:height="6.3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23:Sheet1.C23" chart:label-cell-address="Sheet1.B1:Sheet1.B1" chart:class="chart:bar">
            <chart:data-point/>
          </chart:series>
          <chart:series chart:style-name="ch9" chart:values-cell-range-address="Sheet1.E23:Sheet1.E23" chart:label-cell-address="Sheet1.D1:Sheet1.D1" chart:class="chart:bar">
            <chart:data-point/>
          </chart:series>
          <chart:series chart:style-name="ch10" chart:values-cell-range-address="Sheet1.G23:Sheet1.G23" chart:label-cell-address="Sheet1.F1:Sheet1.F1" chart:class="chart:bar">
            <chart:data-point/>
          </chart:series>
          <chart:series chart:style-name="ch11" chart:values-cell-range-address="Sheet1.I23:Sheet1.I23" chart:label-cell-address="Sheet1.H1:Sheet1.H1" chart:class="chart:bar">
            <chart:data-point/>
          </chart:series>
          <chart:series chart:style-name="ch12" chart:values-cell-range-address="Sheet1.K23:Sheet1.K23" chart:label-cell-address="Sheet1.J1:Sheet1.J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-means Strawman (RGB)</text:p>
                <draw:g>
                  <svg:desc>Sheet1.B1:Sheet1.B1</svg:desc>
                </draw:g>
              </table:table-cell>
              <table:table-cell office:value-type="string">
                <text:p>K-means Strawman (HSV)</text:p>
                <draw:g>
                  <svg:desc>Sheet1.D1:Sheet1.D1</svg:desc>
                </draw:g>
              </table:table-cell>
              <table:table-cell office:value-type="string">
                <text:p>K-means Nearest Neighbor (RGB)</text:p>
                <draw:g>
                  <svg:desc>Sheet1.F1:Sheet1.F1</svg:desc>
                </draw:g>
              </table:table-cell>
              <table:table-cell office:value-type="string">
                <text:p>Support Vector Machine Nearest Neighbor (RGB)</text:p>
                <draw:g>
                  <svg:desc>Sheet1.H1:Sheet1.H1</svg:desc>
                </draw:g>
              </table:table-cell>
              <table:table-cell office:value-type="string">
                <text:p>Custom Neural Network Nearest Neighbor (HSV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4.4614285714286">
                <text:p>84.4614285714286</text:p>
                <draw:g>
                  <svg:desc>Sheet1.C23:Sheet1.C23</svg:desc>
                </draw:g>
              </table:table-cell>
              <table:table-cell office:value-type="float" office:value="86.7942857142857">
                <text:p>86.7942857142857</text:p>
                <draw:g>
                  <svg:desc>Sheet1.E23:Sheet1.E23</svg:desc>
                </draw:g>
              </table:table-cell>
              <table:table-cell office:value-type="float" office:value="79.28">
                <text:p>79.28</text:p>
                <draw:g>
                  <svg:desc>Sheet1.G23:Sheet1.G23</svg:desc>
                </draw:g>
              </table:table-cell>
              <table:table-cell office:value-type="float" office:value="87.9238095238095">
                <text:p>87.9238095238095</text:p>
                <draw:g>
                  <svg:desc>Sheet1.I23:Sheet1.I23</svg:desc>
                </draw:g>
              </table:table-cell>
              <table:table-cell office:value-type="float" office:value="90.387619047619">
                <text:p>90.387619047619</text:p>
                <draw:g>
                  <svg:desc>Sheet1.K23:Sheet1.K2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